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Mailer.attach( File file , Prin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lainMailer.send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PlainMailer.badRecipient( String rcpt , IOException rea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